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wiss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5in" fo:margin-left="0in" fo:margin-top="0in" fo:margin-bottom="0in" table:align="left" style:writing-mode="page"/>
    </style:style>
    <style:style style:name="Table1.A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in" fo:margin-left="0in" fo:margin-top="0in" fo:margin-bottom="0in" table:align="left" style:writing-mode="page"/>
    </style:style>
    <style:style style:name="Table2.A" style:family="table-column">
      <style:table-column-properties style:column-width="1.6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7681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2.0806in" style:rel-column-width="20145*"/>
    </style:style>
    <style:style style:name="Table3.B" style:family="table-column">
      <style:table-column-properties style:column-width="2.4319in" style:rel-column-width="23547*"/>
    </style:style>
    <style:style style:name="Table3.C" style:family="table-column">
      <style:table-column-properties style:column-width="2.2556in" style:rel-column-width="218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6597in" fo:margin-left="0in" fo:margin-top="0in" fo:margin-bottom="0in" table:align="left" style:writing-mode="page"/>
    </style:style>
    <style:style style:name="Table4.A" style:family="table-column">
      <style:table-column-properties style:column-width="0.9813in"/>
    </style:style>
    <style:style style:name="Table4.B" style:family="table-column">
      <style:table-column-properties style:column-width="1.2674in"/>
    </style:style>
    <style:style style:name="Table4.C" style:family="table-column">
      <style:table-column-properties style:column-width="2.0743in"/>
    </style:style>
    <style:style style:name="Table4.D" style:family="table-column">
      <style:table-column-properties style:column-width="2.33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1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Normal1">
      <style:paragraph-properties fo:margin-top="0in" fo:margin-bottom="0in" style:contextual-spacing="false" fo:line-height="100%" fo:text-align="center" style:justify-single-word="false"/>
      <style:text-properties style:font-name="Verdana"/>
    </style:style>
    <style:style style:name="P3" style:family="paragraph" style:parent-style-name="Default">
      <style:text-properties fo:font-size="11pt" fo:font-weight="bold" style:font-size-asian="11pt" style:font-weight-asian="bold" style:font-size-complex="11pt"/>
    </style:style>
    <style:style style:name="P4" style:family="paragraph" style:parent-style-name="Default" style:list-style-name="WWNum1"/>
    <style:style style:name="P5" style:family="paragraph" style:parent-style-name="Default">
      <style:text-properties fo:font-size="11pt" style:font-size-asian="11pt" style:font-size-complex="11pt"/>
    </style:style>
    <style:style style:name="P6" style:family="paragraph" style:parent-style-name="Normal1" style:list-style-name="WWNum2">
      <style:paragraph-properties fo:margin-top="0in" fo:margin-bottom="0in" style:contextual-spacing="false" fo:line-height="100%" fo:text-align="justify" style:justify-single-word="false" loext:word-spacing-minimum="75%" loext:word-spacing-maximum="133%"/>
    </style:style>
    <style:style style:name="P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</style:style>
    <style:style style:name="P8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/>
    </style:style>
    <style:style style:name="P9" style:family="paragraph" style:parent-style-name="Normal1">
      <style:paragraph-properties fo:margin-top="0in" fo:margin-bottom="0in" style:contextual-spacing="false" fo:line-height="100%" fo:text-align="justify" style:justify-single-word="false" fo:text-indent="0.3335in" style:auto-text-indent="false" loext:word-spacing-minimum="75%" loext:word-spacing-maximum="133%"/>
    </style:style>
    <style:style style:name="P10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officeooo:paragraph-rsid="002f3dc5"/>
    </style:style>
    <style:style style:name="P11" style:family="paragraph" style:parent-style-name="Default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loext:word-spacing-minimum="75%" loext:word-spacing-maximum="133%"/>
      <style:text-properties fo:font-size="11pt" style:font-size-asian="11pt" style:font-size-complex="11pt"/>
    </style:style>
    <style:style style:name="P12" style:family="paragraph" style:parent-style-name="Default">
      <style:paragraph-properties fo:text-align="justify" style:justify-single-word="false" loext:word-spacing-minimum="75%" loext:word-spacing-maximum="133%"/>
      <style:text-properties fo:font-size="11pt" style:font-size-asian="11pt" style:font-size-complex="11pt"/>
    </style:style>
    <style:style style:name="P13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1bc0a9"/>
    </style:style>
    <style:style style:name="P14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1bc0a9" officeooo:paragraph-rsid="001bc0a9"/>
    </style:style>
    <style:style style:name="P15" style:family="paragraph" style:parent-style-name="Normal1">
      <style:paragraph-properties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loext:word-spacing-minimum="75%" loext:word-spacing-maximum="133%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Normal1" style:list-style-name="WWNum2">
      <style:paragraph-properties fo:margin-top="0in" fo:margin-bottom="0in" style:contextual-spacing="false" fo:line-height="100%" fo:text-align="justify" style:justify-single-word="false" fo:break-before="page" loext:word-spacing-minimum="75%" loext:word-spacing-maximum="133%"/>
    </style:style>
    <style:style style:name="P1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214717"/>
    </style:style>
    <style:style style:name="P18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214717"/>
    </style:style>
    <style:style style:name="P19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214717" officeooo:paragraph-rsid="00214717"/>
    </style:style>
    <style:style style:name="P20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22bf58"/>
    </style:style>
    <style:style style:name="P21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214717" officeooo:paragraph-rsid="0022bf58"/>
    </style:style>
    <style:style style:name="P22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paragraph-rsid="0023e894"/>
    </style:style>
    <style:style style:name="P23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Consolas" officeooo:rsid="00214717" officeooo:paragraph-rsid="0023e894"/>
    </style:style>
    <style:style style:name="P24" style:family="paragraph" style:parent-style-name="Default" style:list-style-name="WWNum2">
      <style:paragraph-properties fo:margin-top="0in" fo:margin-bottom="0in" style:contextual-spacing="false" fo:text-align="justify" style:justify-single-word="false" fo:break-before="page" loext:word-spacing-minimum="75%" loext:word-spacing-maximum="133%"/>
      <style:text-properties fo:font-size="11pt" style:font-size-asian="11pt" style:font-size-complex="11pt"/>
    </style:style>
    <style:style style:name="P25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style:font-name-complex="Courier New1"/>
    </style:style>
    <style:style style:name="P26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officeooo:rsid="0027284d" officeooo:paragraph-rsid="0027284d" style:font-name-complex="Courier New1"/>
    </style:style>
    <style:style style:name="P27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officeooo:rsid="0027e498" officeooo:paragraph-rsid="0027e498" style:font-name-complex="Courier New1"/>
    </style:style>
    <style:style style:name="P28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officeooo:rsid="002ba5c5" officeooo:paragraph-rsid="002ba5c5" style:font-name-complex="Courier New1"/>
    </style:style>
    <style:style style:name="P29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officeooo:rsid="0029d5ae" officeooo:paragraph-rsid="0029d5ae" style:font-name-complex="Courier New1"/>
    </style:style>
    <style:style style:name="P30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style:font-name="Calibri1" officeooo:rsid="0029d5ae" officeooo:paragraph-rsid="0029d5ae" style:font-name-complex="Courier New1"/>
    </style:style>
    <style:style style:name="P31" style:family="paragraph" style:parent-style-name="Normal1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fo:color="#000000" loext:opacity="100%" officeooo:rsid="002d9839" officeooo:paragraph-rsid="002d9839" style:font-name-complex="Courier New1"/>
    </style:style>
    <style:style style:name="P32" style:family="paragraph" style:parent-style-name="Default">
      <style:paragraph-properties fo:text-align="justify" style:justify-single-word="false" loext:word-spacing-minimum="75%" loext:word-spacing-maximum="133%"/>
    </style:style>
    <style:style style:name="P33" style:family="paragraph" style:parent-style-name="Default">
      <style:paragraph-properties fo:text-align="justify" style:justify-single-word="false" loext:word-spacing-minimum="75%" loext:word-spacing-maximum="133%"/>
      <style:text-properties fo:language="en" fo:country="US" officeooo:rsid="00321078" officeooo:paragraph-rsid="00321078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en" fo:country="US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01bc0a9"/>
    </style:style>
    <style:style style:name="T8" style:family="text">
      <style:text-properties style:font-name="Consolas" officeooo:rsid="001d8c46"/>
    </style:style>
    <style:style style:name="T9" style:family="text">
      <style:text-properties style:font-name="Consolas" officeooo:rsid="002f3dc5"/>
    </style:style>
    <style:style style:name="T10" style:family="text">
      <style:text-properties style:font-name="Consolas" officeooo:rsid="00315ce8"/>
    </style:style>
    <style:style style:name="T11" style:family="text">
      <style:text-properties officeooo:rsid="001bc0a9"/>
    </style:style>
    <style:style style:name="T12" style:family="text">
      <style:text-properties style:font-name="Consolas" officeooo:rsid="00214717"/>
    </style:style>
    <style:style style:name="T13" style:family="text">
      <style:text-properties officeooo:rsid="00214717"/>
    </style:style>
    <style:style style:name="T14" style:family="text">
      <style:text-properties style:font-name="Consolas" officeooo:rsid="0022bf58"/>
    </style:style>
    <style:style style:name="T15" style:family="text">
      <style:text-properties officeooo:rsid="0022bf58"/>
    </style:style>
    <style:style style:name="T16" style:family="text">
      <style:text-properties officeooo:rsid="0023e894"/>
    </style:style>
    <style:style style:name="T17" style:family="text">
      <style:text-properties fo:color="#000000" loext:opacity="100%" style:font-name-complex="Courier New1"/>
    </style:style>
    <style:style style:name="T18" style:family="text">
      <style:text-properties fo:color="#000000" loext:opacity="100%" fo:font-style="italic" style:font-style-asian="italic" style:font-name-complex="Courier New1"/>
    </style:style>
    <style:style style:name="T19" style:family="text">
      <style:text-properties fo:color="#000000" loext:opacity="100%" style:text-underline-style="solid" style:text-underline-width="auto" style:text-underline-color="font-color" style:font-name-complex="Courier New1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ize="11pt" style:font-size-asian="11pt" style:font-size-complex="11pt"/>
    </style:style>
    <style:style style:name="T23" style:family="text">
      <style:text-properties style:text-position="super 58%" fo:font-size="11pt" style:font-size-asian="11pt" style:font-size-complex="11pt"/>
    </style:style>
    <style:style style:name="T24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hm Design and Analysis</text:span><text:span text:style-name="T1"/></text:p>
      <text:p text:style-name="P2" loext:marker-style-name="T1"/>
      <text:p text:style-name="P1" loext:marker-style-name="T2"><text:span text:style-name="T2">Lab 3 BSTs</text:span><text:span text:style-name="T2"/></text:p>
      <text:p text:style-name="P3" loext:marker-style-name="T3"/>
      <text:p text:style-name="Default" loext:marker-style-name="T3"><text:span text:style-name="T3">Learning Outcomes</text:span><text:span text:style-name="T3"/></text:p>
      <text:list text:style-name="WWNum1">
        <text:list-item>
          <text:p text:style-name="P4" loext:marker-style-name="T4"><text:span text:style-name="T4">Understand the time complexities for Binary Search Tree (BST).</text:span><text:span text:style-name="T4"/></text:p>
        </text:list-item>
      </text:list>
      <text:p text:style-name="P5" loext:marker-style-name="T4"/>
      <text:list text:style-name="WWNum2">
        <text:list-item>
          <text:p text:style-name="P6"><text:s/>(20 min) <text:span text:style-name="T5">Identify which of the following BSTs are AVL (balanced BST), unbalanced BST, and not a BST.</text:span></text:p>
        </text:list-item>
      </text:list>
      <text:p text:style-name="P7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 loext:marker-style-name="T6"><text:span text:style-name="T6">1.</text:span><text:span text:style-name="T7">AVL</text:span></text:p>
            <text:p text:style-name="P7" loext:marker-style-name="T6"><text:span text:style-name="T6"><text:s text:c="2"/>2</text:span><text:span text:style-name="T6"/></text:p>
            <text:p text:style-name="P7" loext:marker-style-name="T6"><text:span text:style-name="T6"><text:s/>/ </text:span><text:span text:style-name="T6"/></text:p>
            <text:p text:style-name="P7" loext:marker-style-name="T6"><text:span text:style-name="T6">1</text:span><text:span text:style-name="T6"/></text:p>
            <text:p text:style-name="P7" loext:marker-style-name="T6"><text:span text:style-name="T6"><text:s/></text:span><text:span text:style-name="T6"/></text:p>
          </table:table-cell>
          <table:table-cell table:style-name="Table1.A1" office:value-type="string">
            <text:p text:style-name="P7" loext:marker-style-name="T6"><text:span text:style-name="T6">2. </text:span><text:span text:style-name="T7">NOT BST</text:span></text:p>
            <text:p text:style-name="P7" loext:marker-style-name="T6"><text:span text:style-name="T6">3</text:span><text:span text:style-name="T6"/></text:p>
            <text:p text:style-name="P7" loext:marker-style-name="T6"><text:span text:style-name="T6"><text:s/>\</text:span><text:span text:style-name="T6"/></text:p>
            <text:p text:style-name="P7" loext:marker-style-name="T6"><text:span text:style-name="T6"><text:s text:c="2"/>2</text:span><text:span text:style-name="T6"/></text:p>
            <text:p text:style-name="P8" loext:marker-style-name="T6"/>
          </table:table-cell>
          <table:table-cell table:style-name="Table1.A1" office:value-type="string">
            <text:p text:style-name="P7" loext:marker-style-name="T6"><text:span text:style-name="T6">3. </text:span><text:span text:style-name="T7">unbalanced BST </text:span><text:span text:style-name="T8">(5)</text:span></text:p>
            <text:p text:style-name="P7" loext:marker-style-name="T6"><text:span text:style-name="T6"><text:s text:c="4"/>5</text:span><text:span text:style-name="T6"/></text:p>
            <text:p text:style-name="P7" loext:marker-style-name="T6"><text:span text:style-name="T6"><text:s text:c="3"/>/ </text:span><text:span text:style-name="T6"/></text:p>
            <text:p text:style-name="P7" loext:marker-style-name="T6"><text:span text:style-name="T6"><text:s text:c="2"/>3</text:span><text:span text:style-name="T6"/></text:p>
            <text:p text:style-name="P7" loext:marker-style-name="T6"><text:span text:style-name="T6"><text:s/>/ </text:span><text:span text:style-name="T6"/></text:p>
            <text:p text:style-name="P7" loext:marker-style-name="T6"><text:span text:style-name="T6">2</text:span><text:span text:style-name="T6"/></text:p>
            <text:p text:style-name="P8" loext:marker-style-name="T6"/>
          </table:table-cell>
        </table:table-row>
        <table:table-row table:style-name="Table1.1">
          <table:table-cell table:style-name="Table1.A1" office:value-type="string">
            <text:p text:style-name="P7" loext:marker-style-name="T6"><text:span text:style-name="T6">4. </text:span><text:span text:style-name="T7">NOT BST</text:span></text:p>
            <text:p text:style-name="P7" loext:marker-style-name="T6"><text:span text:style-name="T6"><text:s text:c="4"/>7</text:span><text:span text:style-name="T6"/></text:p>
            <text:p text:style-name="P7" loext:marker-style-name="T6"><text:span text:style-name="T6"><text:s text:c="3"/>/ \</text:span><text:span text:style-name="T6"/></text:p>
            <text:p text:style-name="P7" loext:marker-style-name="T6"><text:span text:style-name="T6"><text:s text:c="2"/>3 <text:s text:c="2"/>6</text:span><text:span text:style-name="T6"/></text:p>
            <text:p text:style-name="P7" loext:marker-style-name="T6"><text:span text:style-name="T6"><text:s text:c="3"/>\ <text:s text:c="3"/></text:span><text:span text:style-name="T6"/></text:p>
            <text:p text:style-name="P9" loext:marker-style-name="T6"><text:span text:style-name="T6">5</text:span><text:span text:style-name="T6"/></text:p>
            <text:p text:style-name="P7" loext:marker-style-name="T6"><text:span text:style-name="T6"><text:s text:c="3"/>/</text:span><text:span text:style-name="T6"/></text:p>
            <text:p text:style-name="P7" loext:marker-style-name="T6"><text:span text:style-name="T6"><text:s text:c="2"/>4</text:span><text:span text:style-name="T6"/></text:p>
            <text:p text:style-name="P8" loext:marker-style-name="T6"/>
          </table:table-cell>
          <table:table-cell table:style-name="Table1.A1" office:value-type="string">
            <text:p text:style-name="P7" loext:marker-style-name="T6"><text:span text:style-name="T6">5. </text:span><text:span text:style-name="T8">AVL</text:span></text:p>
            <text:p text:style-name="P7" loext:marker-style-name="T6"><text:span text:style-name="T6"><text:s text:c="2"/>4</text:span><text:span text:style-name="T6"/></text:p>
            <text:p text:style-name="P7" loext:marker-style-name="T6"><text:span text:style-name="T6"><text:s/>/ \</text:span><text:span text:style-name="T6"/></text:p>
            <text:p text:style-name="P7" loext:marker-style-name="T6"><text:span text:style-name="T6">2 <text:s text:c="2"/>5</text:span><text:span text:style-name="T6"/></text:p>
            <text:p text:style-name="P7" loext:marker-style-name="T6"><text:span text:style-name="T6"><text:s text:c="5"/>\</text:span><text:span text:style-name="T6"/></text:p>
            <text:p text:style-name="P7" loext:marker-style-name="T6"><text:span text:style-name="T6"><text:s text:c="6"/>7 </text:span><text:span text:style-name="T6"/></text:p>
            <text:p text:style-name="P8" loext:marker-style-name="T6"/>
          </table:table-cell>
          <table:table-cell table:style-name="Table1.A1" office:value-type="string">
            <text:p text:style-name="P10" loext:marker-style-name="T6"><text:span text:style-name="T6">6. </text:span><text:span text:style-name="T7">unbalanced BST </text:span><text:span text:style-name="T8">(</text:span><text:span text:style-name="T9">3,</text:span><text:span text:style-name="T10">6</text:span><text:span text:style-name="T8">)</text:span></text:p>
            <text:p text:style-name="P7" loext:marker-style-name="T6"><text:span text:style-name="T6"><text:s text:c="4"/>6</text:span><text:span text:style-name="T6"/></text:p>
            <text:p text:style-name="P7" loext:marker-style-name="T6"><text:span text:style-name="T6"><text:s text:c="3"/>/ \</text:span><text:span text:style-name="T6"/></text:p>
            <text:p text:style-name="P7" loext:marker-style-name="T6"><text:span text:style-name="T6"><text:s text:c="2"/>3 <text:s text:c="2"/>7</text:span><text:span text:style-name="T6"/></text:p>
            <text:p text:style-name="P7" loext:marker-style-name="T6"><text:span text:style-name="T6"><text:s/>/</text:span><text:span text:style-name="T6"/></text:p>
            <text:p text:style-name="P7" loext:marker-style-name="T6"><text:span text:style-name="T6">1</text:span><text:span text:style-name="T6"/></text:p>
            <text:p text:style-name="P7" loext:marker-style-name="T6"><text:span text:style-name="T6"><text:s/>\</text:span><text:span text:style-name="T6"/></text:p>
            <text:p text:style-name="P7" loext:marker-style-name="T6"><text:span text:style-name="T6"><text:s text:c="2"/>2 </text:span><text:span text:style-name="T6"/></text:p>
            <text:p text:style-name="P8" loext:marker-style-name="T6"/>
          </table:table-cell>
        </table:table-row>
      </table:table>
      <text:p text:style-name="P11" loext:marker-style-name="T4"/>
      <text:p text:style-name="P11" loext:marker-style-name="T4"/>
      <text:p text:style-name="P12" loext:marker-style-name="T4"/>
      <text:list text:continue-numbering="true" text:style-name="WWNum2">
        <text:list-item>
          <text:p text:style-name="P6">(20 min) The following numbers are inserted into a BST. Draw the resulting BST. You do not have to balance the BST. Show the steps.</text:p>
        </text:list-item>
      </text:list>
      <text:p text:style-name="P7"><text:tab/>4 2 5 8 6 9 3 7</text:p>
      <text:p text:style-name="P7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3" loext:marker-style-name="T6">1.<text:span text:style-name="T11"> <text:s/>4</text:span></text:p>
          </table:table-cell>
          <table:table-cell table:style-name="Table2.A1" office:value-type="string">
            <text:p text:style-name="P13" loext:marker-style-name="T6">2. <text:s/><text:span text:style-name="T11">4</text:span></text:p>
            <text:p text:style-name="P13" loext:marker-style-name="T6"><text:s text:c="3"/>/</text:p>
            <text:p text:style-name="P13" loext:marker-style-name="T6"><text:span text:style-name="T11"><text:s text:c="2"/>2</text:span></text:p>
            <text:p text:style-name="P8" loext:marker-style-name="T6"/>
          </table:table-cell>
          <table:table-cell table:style-name="Table2.A1" office:value-type="string">
            <text:p text:style-name="P13" loext:marker-style-name="T6">3. <text:s/><text:span text:style-name="T11">4</text:span></text:p>
            <text:p text:style-name="P13" loext:marker-style-name="T6"><text:s text:c="3"/>/ <text:span text:style-name="T11">\</text:span></text:p>
            <text:p text:style-name="P13" loext:marker-style-name="T6"><text:span text:style-name="T11"><text:s text:c="2"/>2 <text:s text:c="2"/>5</text:span></text:p>
            <text:p text:style-name="P8" loext:marker-style-name="T6"/>
          </table:table-cell>
          <table:table-cell table:style-name="Table2.A1" office:value-type="string">
            <text:p text:style-name="P13" loext:marker-style-name="T6">4. <text:s/><text:span text:style-name="T11">4</text:span></text:p>
            <text:p text:style-name="P13" loext:marker-style-name="T6"><text:s text:c="3"/>/ <text:span text:style-name="T11">\</text:span></text:p>
            <text:p text:style-name="P14" loext:marker-style-name="T6"><text:s text:c="2"/>2 <text:s text:c="2"/>5</text:p>
            <text:p text:style-name="P13" loext:marker-style-name="T6"><text:s text:c="7"/><text:span text:style-name="T11">\</text:span></text:p>
            <text:p text:style-name="P13" loext:marker-style-name="T6"><text:s text:c="8"/><text:span text:style-name="T11">8</text:span></text:p>
          </table:table-cell>
        </table:table-row>
        <table:table-row table:style-name="Table2.1">
          <table:table-cell table:style-name="Table2.A1" office:value-type="string">
            <text:p text:style-name="P13" loext:marker-style-name="T6">5. <text:s/><text:span text:style-name="T11">4</text:span></text:p>
            <text:p text:style-name="P13" loext:marker-style-name="T6"><text:s text:c="3"/>/ <text:span text:style-name="T11">\</text:span></text:p>
            <text:p text:style-name="P14" loext:marker-style-name="T6"><text:s text:c="2"/>2 <text:s text:c="2"/>5</text:p>
            <text:p text:style-name="P13" loext:marker-style-name="T6"><text:s text:c="7"/><text:span text:style-name="T11">\</text:span></text:p>
            <text:p text:style-name="P13" loext:marker-style-name="T6"><text:s text:c="8"/><text:span text:style-name="T11">8</text:span></text:p>
            <text:p text:style-name="P13" loext:marker-style-name="T6"><text:s text:c="7"/>/</text:p>
            <text:p text:style-name="P13" loext:marker-style-name="T6"><text:s text:c="6"/><text:span text:style-name="T11">6</text:span></text:p>
          </table:table-cell>
          <table:table-cell table:style-name="Table2.A1" office:value-type="string">
            <text:p text:style-name="P13" loext:marker-style-name="T6">6. <text:s/><text:span text:style-name="T11">4</text:span></text:p>
            <text:p text:style-name="P13" loext:marker-style-name="T6"><text:s text:c="3"/>/ <text:span text:style-name="T11">\</text:span></text:p>
            <text:p text:style-name="P14" loext:marker-style-name="T6"><text:s text:c="2"/>2 <text:s text:c="2"/>5</text:p>
            <text:p text:style-name="P13" loext:marker-style-name="T6"><text:s text:c="7"/><text:span text:style-name="T11">\</text:span></text:p>
            <text:p text:style-name="P13" loext:marker-style-name="T6"><text:s text:c="8"/><text:span text:style-name="T11">8</text:span></text:p>
            <text:p text:style-name="P13" loext:marker-style-name="T6"><text:s text:c="7"/>/ <text:span text:style-name="T11">\</text:span></text:p>
            <text:p text:style-name="P13" loext:marker-style-name="T6"><text:s text:c="6"/><text:span text:style-name="T11">6 <text:s text:c="2"/>9</text:span></text:p>
          </table:table-cell>
          <table:table-cell table:style-name="Table2.A1" office:value-type="string">
            <text:p text:style-name="P13" loext:marker-style-name="T6">7. <text:s/><text:span text:style-name="T11">4</text:span></text:p>
            <text:p text:style-name="P13" loext:marker-style-name="T6"><text:s text:c="3"/>/ <text:span text:style-name="T11">\</text:span></text:p>
            <text:p text:style-name="P14" loext:marker-style-name="T6"><text:s text:c="2"/>2 <text:s text:c="2"/>5</text:p>
            <text:p text:style-name="P13" loext:marker-style-name="T6"><text:s text:c="3"/><text:span text:style-name="T11">\</text:span> <text:s text:c="2"/><text:span text:style-name="T11">\</text:span></text:p>
            <text:p text:style-name="P13" loext:marker-style-name="T6"><text:s text:c="4"/><text:span text:style-name="T11">3</text:span> <text:s text:c="2"/><text:span text:style-name="T11">8</text:span></text:p>
            <text:p text:style-name="P13" loext:marker-style-name="T6"><text:s text:c="7"/>/ <text:span text:style-name="T11">\</text:span></text:p>
            <text:p text:style-name="P13" loext:marker-style-name="T6"><text:s text:c="6"/><text:span text:style-name="T11">6 <text:s text:c="2"/>9</text:span></text:p>
          </table:table-cell>
          <table:table-cell table:style-name="Table2.A1" office:value-type="string">
            <text:p text:style-name="P13" loext:marker-style-name="T6">8. <text:s/><text:span text:style-name="T11">4</text:span></text:p>
            <text:p text:style-name="P13" loext:marker-style-name="T6"><text:s text:c="3"/>/ <text:span text:style-name="T11">\</text:span></text:p>
            <text:p text:style-name="P14" loext:marker-style-name="T6"><text:s text:c="2"/>2 <text:s text:c="2"/>5</text:p>
            <text:p text:style-name="P13" loext:marker-style-name="T6"><text:s text:c="3"/><text:span text:style-name="T11">\</text:span> <text:s text:c="2"/><text:span text:style-name="T11">\</text:span></text:p>
            <text:p text:style-name="P13" loext:marker-style-name="T6"><text:s text:c="4"/><text:span text:style-name="T11">3</text:span> <text:s text:c="2"/><text:span text:style-name="T11">8</text:span></text:p>
            <text:p text:style-name="P13" loext:marker-style-name="T6"><text:s text:c="7"/>/ <text:span text:style-name="T11">\</text:span></text:p>
            <text:p text:style-name="P13" loext:marker-style-name="T6"><text:s text:c="6"/><text:span text:style-name="T11">6 <text:s text:c="2"/>9</text:span></text:p>
            <text:p text:style-name="P13" loext:marker-style-name="T6"><text:s text:c="7"/><text:span text:style-name="T11">\</text:span></text:p>
            <text:p text:style-name="P13" loext:marker-style-name="T6"><text:s text:c="8"/><text:span text:style-name="T11">7</text:span></text:p>
          </table:table-cell>
        </table:table-row>
      </table:table>
      <text:p text:style-name="P15"/>
      <text:list text:continue-numbering="true" text:style-name="WWNum2">
        <text:list-item>
          <text:p text:style-name="P16">(30 min) The following numbers are inserted into an AVL. Draw the resulting AVL. You must balance the AVL after every insert. Show the steps.</text:p>
        </text:list-item>
      </text:list>
      <text:p text:style-name="P7"><text:tab/>4 2 3 8 6 9 1 10 5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 loext:marker-style-name="T6"><text:span text:style-name="T6">1. <text:s/></text:span><text:span text:style-name="T12">4</text:span></text:p>
          </table:table-cell>
          <table:table-cell table:style-name="Table3.A1" office:value-type="string">
            <text:p text:style-name="P7" loext:marker-style-name="T6"><text:span text:style-name="T6">2. <text:s/></text:span><text:span text:style-name="T12">4</text:span></text:p>
            <text:p text:style-name="P8" loext:marker-style-name="T6"><text:s text:c="3"/>/</text:p>
            <text:p text:style-name="P8" loext:marker-style-name="T6"><text:s text:c="2"/><text:span text:style-name="T13">2</text:span></text:p>
          </table:table-cell>
          <table:table-cell table:style-name="Table3.A1" office:value-type="string">
            <text:p text:style-name="P7" loext:marker-style-name="T6"><text:span text:style-name="T6">3. <text:s/></text:span><text:span text:style-name="T12">3 </text:span><text:span text:style-name="T14">(3:LR)</text:span></text:p>
            <text:p text:style-name="P17" loext:marker-style-name="T6"><text:s text:c="3"/>/ \</text:p>
            <text:p text:style-name="P17" loext:marker-style-name="T6"><text:s text:c="2"/>2 <text:s text:c="2"/>4</text:p>
          </table:table-cell>
        </table:table-row>
        <table:table-row table:style-name="Table3.1">
          <table:table-cell table:style-name="Table3.A1" office:value-type="string">
            <text:p text:style-name="P7" loext:marker-style-name="T6"><text:span text:style-name="T6">4. <text:s/></text:span><text:span text:style-name="T12">3</text:span></text:p>
            <text:p text:style-name="P17" loext:marker-style-name="T6"><text:s text:c="3"/>/ \</text:p>
            <text:p text:style-name="P17" loext:marker-style-name="T6"><text:s text:c="2"/>2 <text:s text:c="2"/>4</text:p>
            <text:p text:style-name="P8" loext:marker-style-name="T6"><text:s text:c="7"/><text:span text:style-name="T13">\</text:span></text:p>
            <text:p text:style-name="P8" loext:marker-style-name="T6"><text:s text:c="8"/><text:span text:style-name="T13">8</text:span></text:p>
          </table:table-cell>
          <table:table-cell table:style-name="Table3.A1" office:value-type="string">
            <text:p text:style-name="P18" loext:marker-style-name="T6">5. <text:s/><text:span text:style-name="T13">3 </text:span><text:span text:style-name="T15">(6:RL)</text:span></text:p>
            <text:p text:style-name="P19" loext:marker-style-name="T6"><text:s text:c="3"/>/ \</text:p>
            <text:p text:style-name="P19" loext:marker-style-name="T6"><text:s text:c="2"/>2 <text:s text:c="2"/>6</text:p>
            <text:p text:style-name="P18" loext:marker-style-name="T6"><text:s text:c="5"/>/ <text:span text:style-name="T13">\</text:span></text:p>
            <text:p text:style-name="P18" loext:marker-style-name="T6"><text:s text:c="4"/><text:span text:style-name="T13">4</text:span> <text:s text:c="2"/><text:span text:style-name="T13">8</text:span></text:p>
          </table:table-cell>
          <table:table-cell table:style-name="Table3.A1" office:value-type="string">
            <text:p text:style-name="P18" loext:marker-style-name="T6">6. <text:s/><text:span text:style-name="T15">6</text:span><text:span text:style-name="T13"> </text:span><text:span text:style-name="T15">(6:L,</text:span><text:span text:style-name="T16">3:</text:span><text:span text:style-name="T15">R)</text:span></text:p>
            <text:p text:style-name="P19" loext:marker-style-name="T6"><text:s text:c="3"/>/ \</text:p>
            <text:p text:style-name="P19" loext:marker-style-name="T6"><text:s text:c="2"/><text:span text:style-name="T15">3</text:span> <text:s text:c="2"/><text:span text:style-name="T15">8</text:span></text:p>
            <text:p text:style-name="P18" loext:marker-style-name="T6"><text:s/>/ <text:span text:style-name="T15">\</text:span> <text:s text:c="2"/><text:span text:style-name="T15">\</text:span></text:p>
            <text:p text:style-name="P20" loext:marker-style-name="T6"><text:span text:style-name="T15">2 <text:s text:c="2"/>4 <text:s text:c="2"/>9</text:span></text:p>
          </table:table-cell>
        </table:table-row>
        <table:table-row table:style-name="Table3.1">
          <table:table-cell table:style-name="Table3.A1" office:value-type="string">
            <text:p text:style-name="P20" loext:marker-style-name="T6">7. <text:s text:c="3"/><text:span text:style-name="T15">6</text:span><text:span text:style-name="T13"> </text:span></text:p>
            <text:p text:style-name="P21" loext:marker-style-name="T6"><text:s text:c="5"/>/ \</text:p>
            <text:p text:style-name="P21" loext:marker-style-name="T6"><text:s text:c="4"/><text:span text:style-name="T15">3</text:span> <text:s text:c="2"/><text:span text:style-name="T15">8</text:span></text:p>
            <text:p text:style-name="P20" loext:marker-style-name="T6"><text:s text:c="3"/>/ <text:span text:style-name="T15">\</text:span> <text:s text:c="2"/><text:span text:style-name="T15">\</text:span></text:p>
            <text:p text:style-name="P20" loext:marker-style-name="T6"><text:span text:style-name="T15"><text:s text:c="2"/>2 <text:s text:c="2"/>4 <text:s text:c="2"/>9</text:span></text:p>
            <text:p text:style-name="P8" loext:marker-style-name="T6"><text:s/>/</text:p>
            <text:p text:style-name="P20" loext:marker-style-name="T6"><text:span text:style-name="T15">1</text:span></text:p>
          </table:table-cell>
          <table:table-cell table:style-name="Table3.A1" office:value-type="string">
            <text:p text:style-name="P20" loext:marker-style-name="T6">8. <text:s text:c="4"/><text:span text:style-name="T15">6</text:span><text:span text:style-name="T13"> </text:span><text:span text:style-name="T15">(9:L)</text:span></text:p>
            <text:p text:style-name="P21" loext:marker-style-name="T6"><text:s text:c="5"/>/ <text:s text:c="2"/>\</text:p>
            <text:p text:style-name="P21" loext:marker-style-name="T6"><text:s text:c="4"/><text:span text:style-name="T15">3</text:span> <text:s text:c="4"/><text:span text:style-name="T15">9</text:span></text:p>
            <text:p text:style-name="P20" loext:marker-style-name="T6"><text:s text:c="3"/>/ <text:span text:style-name="T15">\ <text:s/></text:span><text:s/>/ <text:span text:style-name="T15">\</text:span></text:p>
            <text:p text:style-name="P20" loext:marker-style-name="T6"><text:span text:style-name="T15"><text:s text:c="2"/>2 <text:s text:c="2"/>4 8 <text:s/>10</text:span></text:p>
            <text:p text:style-name="P20" loext:marker-style-name="T6"><text:s/>/</text:p>
            <text:p text:style-name="P20" loext:marker-style-name="T6"><text:span text:style-name="T15">1</text:span></text:p>
          </table:table-cell>
          <table:table-cell table:style-name="Table3.A1" office:value-type="string">
            <text:p text:style-name="P22" loext:marker-style-name="T6">9. <text:s text:c="4"/><text:span text:style-name="T15">6</text:span></text:p>
            <text:p text:style-name="P23" loext:marker-style-name="T6"><text:s text:c="5"/>/ <text:s text:c="2"/>\</text:p>
            <text:p text:style-name="P23" loext:marker-style-name="T6"><text:s text:c="4"/><text:span text:style-name="T15">3</text:span> <text:s text:c="4"/><text:span text:style-name="T15">9</text:span></text:p>
            <text:p text:style-name="P22" loext:marker-style-name="T6"><text:s text:c="3"/>/ <text:span text:style-name="T15">\ <text:s/></text:span><text:s/>/ <text:span text:style-name="T15">\</text:span></text:p>
            <text:p text:style-name="P22" loext:marker-style-name="T6"><text:span text:style-name="T15"><text:s text:c="2"/>2 <text:s text:c="2"/>4 8 <text:s/>10</text:span></text:p>
            <text:p text:style-name="P22" loext:marker-style-name="T6"><text:s/>/ <text:s text:c="4"/><text:span text:style-name="T16">\</text:span></text:p>
            <text:p text:style-name="P22" loext:marker-style-name="T6"><text:span text:style-name="T15">1 <text:s text:c="6"/></text:span><text:span text:style-name="T16">5</text:span></text:p>
          </table:table-cell>
        </table:table-row>
      </table:table>
      <text:p text:style-name="P7"><text:s text:c="8"/></text:p>
      <text:list text:continue-numbering="true" text:style-name="WWNum2">
        <text:list-item>
          <text:p text:style-name="P24">(20 min) Note that a full BST and/or a complete BST are balanced BST. Construct full BSTs with depth specified in the following table. (Depth 1 has only level 0). Then fill in the second, third, and fourth columns. Recall that in a full binary tree, each node has two children except for the nodes on the last level, which are leaf nodes.</text:p>
        </text:list-item>
      </text:list>
      <text:p text:style-name="P25" loext:marker-style-name="T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<text:span text:style-name="T17">Depth (total number of level) </text:span><text:span text:style-name="T18">d</text:span></text:p>
          </table:table-cell>
          <table:table-cell table:style-name="Table4.A1" office:value-type="string">
            <text:p text:style-name="P7"><text:span text:style-name="T17">Maximum number of nodes stored in BST </text:span><text:span text:style-name="T18">n</text:span></text:p>
          </table:table-cell>
          <table:table-cell table:style-name="Table4.A1" office:value-type="string">
            <text:p text:style-name="P7"><text:span text:style-name="T17">Maximum number of nodes to compare when searching a target in </text:span><text:span text:style-name="T19">best case</text:span><text:span text:style-name="T17"> (the target is at root)</text:span></text:p>
          </table:table-cell>
          <table:table-cell table:style-name="Table4.A1" office:value-type="string">
            <text:p text:style-name="P7"><text:span text:style-name="T17">Maximum number of nodes to compare when searching a target in </text:span><text:span text:style-name="T19">worst case</text:span><text:span text:style-name="T17"> (the target is at bottom or not found)</text:span></text:p>
          </table:table-cell>
        </table:table-row>
        <table:table-row table:style-name="Table4.1">
          <table:table-cell table:style-name="Table4.A1" office:value-type="string">
            <text:p text:style-name="P7" loext:marker-style-name="T17"><text:span text:style-name="T17">1</text:span><text:span text:style-name="T17"/></text:p>
          </table:table-cell>
          <table:table-cell table:style-name="Table4.A1" office:value-type="string">
            <text:p text:style-name="P26" loext:marker-style-name="T17">1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27" loext:marker-style-name="T17">1</text:p>
          </table:table-cell>
        </table:table-row>
        <table:table-row table:style-name="Table4.1">
          <table:table-cell table:style-name="Table4.A1" office:value-type="string">
            <text:p text:style-name="P7" loext:marker-style-name="T17"><text:span text:style-name="T17">2</text:span><text:span text:style-name="T17"/></text:p>
          </table:table-cell>
          <table:table-cell table:style-name="Table4.A1" office:value-type="string">
            <text:p text:style-name="P27" loext:marker-style-name="T17">3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28" loext:marker-style-name="T17">2</text:p>
          </table:table-cell>
        </table:table-row>
        <table:table-row table:style-name="Table4.1">
          <table:table-cell table:style-name="Table4.A1" office:value-type="string">
            <text:p text:style-name="P7" loext:marker-style-name="T17"><text:span text:style-name="T17">3</text:span><text:span text:style-name="T17"/></text:p>
          </table:table-cell>
          <table:table-cell table:style-name="Table4.A1" office:value-type="string">
            <text:p text:style-name="P29" loext:marker-style-name="T17">7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28" loext:marker-style-name="T17">3</text:p>
          </table:table-cell>
        </table:table-row>
        <table:table-row table:style-name="Table4.1">
          <table:table-cell table:style-name="Table4.A1" office:value-type="string">
            <text:p text:style-name="P7" loext:marker-style-name="T17"><text:span text:style-name="T17">4</text:span><text:span text:style-name="T17"/></text:p>
          </table:table-cell>
          <table:table-cell table:style-name="Table4.A1" office:value-type="string">
            <text:p text:style-name="P29" loext:marker-style-name="T17">15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28" loext:marker-style-name="T17">4</text:p>
          </table:table-cell>
        </table:table-row>
        <table:table-row table:style-name="Table4.1">
          <table:table-cell table:style-name="Table4.A1" office:value-type="string">
            <text:p text:style-name="P7" loext:marker-style-name="T17"><text:span text:style-name="T17">5</text:span><text:span text:style-name="T17"/></text:p>
          </table:table-cell>
          <table:table-cell table:style-name="Table4.A1" office:value-type="string">
            <text:p text:style-name="P29" loext:marker-style-name="T17">31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28" loext:marker-style-name="T17">5</text:p>
          </table:table-cell>
        </table:table-row>
        <table:table-row table:style-name="Table4.1">
          <table:table-cell table:style-name="Table4.A1" office:value-type="string">
            <text:p text:style-name="P25">d</text:p>
          </table:table-cell>
          <table:table-cell table:style-name="Table4.A1" office:value-type="string">
            <text:p text:style-name="P30">2<text:span text:style-name="T20">d</text:span><text:span text:style-name="T21">-1</text:span></text:p>
          </table:table-cell>
          <table:table-cell table:style-name="Table4.A1" office:value-type="string">
            <text:p text:style-name="P27" loext:marker-style-name="T17">1</text:p>
          </table:table-cell>
          <table:table-cell table:style-name="Table4.A1" office:value-type="string">
            <text:p text:style-name="P31" loext:marker-style-name="T17">d</text:p>
          </table:table-cell>
        </table:table-row>
      </table:table>
      <text:p text:style-name="P12" loext:marker-style-name="T4"/>
      <text:p text:style-name="P32"><text:span text:style-name="T4">Use the data collected in the previous table, prove that the time complexity of </text:span><text:span text:style-name="T3">search</text:span><text:span text:style-name="T4"> in full BST is O(lg n).</text:span></text:p>
      <text:p text:style-name="P12" loext:marker-style-name="T4"/>
      <text:p text:style-name="P33" loext:marker-style-name="T22">n = 2<text:span text:style-name="T20">d</text:span><text:span text:style-name="T21">-1</text:span></text:p>
      <text:p text:style-name="P33" loext:marker-style-name="T23">n+1 = 2<text:span text:style-name="T20">d</text:span></text:p>
      <text:p text:style-name="P33" loext:marker-style-name="T23">lg(n+1) = log(2<text:span text:style-name="T20">d</text:span>)</text:p>
      <text:p text:style-name="P33" loext:marker-style-name="T23">lg(n+1) = d x lg(2)</text:p>
      <text:p text:style-name="P33" loext:marker-style-name="T23">d = lg(n+1)/lg(2)</text:p>
      <text:p text:style-name="P33" loext:marker-style-name="T22">d = lg<text:span text:style-name="T24">2</text:span><text:span text:style-name="T21">(n+1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wiss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0pt" fo:language="en" fo:country="MY" style:letter-kerning="false" style:font-name-asian="Calibri2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0pt" fo:language="en" fo:country="MY" style:letter-kerning="false" style:font-name-asian="Calibri2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1" style:family="paragraph">
      <style:paragraph-properties fo:margin-top="0in" fo:margin-bottom="0.139in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font-size="11pt" fo:language="en" fo:country="GB" style:font-size-asian="11pt" style:language-asian="en" style:country-asian="US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fo:font-size="12pt" fo:language="en" fo:country="US" style:font-size-asian="12pt" style:language-asian="en" style:country-asian="US" style:font-name-complex="Calibri2" style:font-family-complex="Calibri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1">
      <style:paragraph-properties fo:margin-left="0.5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1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fo:language="en" fo:country="GB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fo:language="en" fo:country="GB" style:font-size-asian="11pt" style:language-asian="en" style:country-asian="US" style:font-size-complex="11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swiss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swiss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swiss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swiss" style:font-pitch="variable"/>
    </style:style>
    <style:style style:name="WW_5f_CharLFO2LVL1" style:display-name="WW_CharLFO2LVL1" style:family="text">
      <style:text-properties fo:font-size="12pt" style:font-size-asian="12pt"/>
    </style:style>
    <style:style style:name="WW_5f_CharLFO3LVL1" style:display-name="WW_CharLFO3LVL1" style:family="text">
      <style:text-properties fo:font-size="12pt" style:font-size-asian="12pt"/>
    </style:style>
    <style:style style:name="WW_5f_CharLFO4LVL1" style:display-name="WW_CharLFO4LVL1" style:family="text">
      <style:text-properties fo:font-size="12pt" style:font-size-asian="12pt"/>
    </style:style>
    <style:style style:name="WW_5f_CharLFO6LVL1" style:display-name="WW_CharLFO6LVL1" style:family="text">
      <style:text-properties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/>
    </style:style>
    <style:style style:name="WW_5f_CharLFO7LVL1" style:display-name="WW_CharLFO7LVL1" style:family="tex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WW_5f_CharLFO8LVL1" style:display-name="WW_CharLFO8LVL1" style:family="tex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WW_5f_CharLFO11LVL1" style:display-name="WW_CharLFO11LVL1" style:family="tex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WW_5f_CharLFO12LVL1" style:display-name="WW_CharLFO12LVL1" style:family="text">
      <style:text-properties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5in" fo:margin-right="0.75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ecturer</meta:initial-creator>
    <meta:editing-cycles>20</meta:editing-cycles>
    <meta:print-date>2013-06-03T03:25:00</meta:print-date>
    <meta:creation-date>2021-08-02T17:04:00</meta:creation-date>
    <dc:date>2026-04-21T15:52:47.740156725</dc:date>
    <dc:language>en-MY</dc:language>
    <meta:editing-duration>PT1H58M20S</meta:editing-duration>
    <meta:generator>LibreOffice/26.2.2.2$Linux_X86_64 LibreOffice_project/620$Build-2</meta:generator>
    <meta:document-statistic meta:table-count="4" meta:image-count="0" meta:object-count="0" meta:page-count="3" meta:paragraph-count="169" meta:word-count="509" meta:character-count="2223" meta:non-whitespace-character-count="1435"/>
    <meta:user-defined meta:name="AppVersion">16.0000</meta:user-defined>
    <meta:template xlink:type="simple" xlink:actuate="onRequest" xlink:title="Normal" xlink:href=""/>
  </office:meta>
</office:document-meta>
</file>